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799in"/>
    </style:style>
    <style:style style:name="co2" style:family="table-column">
      <style:table-column-properties fo:break-before="auto" style:column-width="1.7638in"/>
    </style:style>
    <style:style style:name="co3" style:family="table-column">
      <style:table-column-properties fo:break-before="auto" style:column-width="5.6102in"/>
    </style:style>
    <style:style style:name="co4" style:family="table-column">
      <style:table-column-properties fo:break-before="auto" style:column-width="2.2244in"/>
    </style:style>
    <style:style style:name="co5" style:family="table-column">
      <style:table-column-properties fo:break-before="auto" style:column-width="2.2425in"/>
    </style:style>
    <style:style style:name="co6" style:family="table-column">
      <style:table-column-properties fo:break-before="auto" style:column-width="1.1134in"/>
    </style:style>
    <style:style style:name="co7" style:family="table-column">
      <style:table-column-properties fo:break-before="auto" style:column-width="4.2217in"/>
    </style:style>
    <style:style style:name="co8" style:family="table-column">
      <style:table-column-properties fo:break-before="auto" style:column-width="6.8134in"/>
    </style:style>
    <style:style style:name="co9" style:family="table-column">
      <style:table-column-properties fo:break-before="auto" style:column-width="2.1437in"/>
    </style:style>
    <style:style style:name="co10" style:family="table-column">
      <style:table-column-properties fo:break-before="auto" style:column-width="1.9472in"/>
    </style:style>
    <style:style style:name="co11" style:family="table-column">
      <style:table-column-properties fo:break-before="auto" style:column-width="2.9098in"/>
    </style:style>
    <style:style style:name="co12" style:family="table-column">
      <style:table-column-properties fo:break-before="auto" style:column-width="4.3217in"/>
    </style:style>
    <style:style style:name="co13" style:family="table-column">
      <style:table-column-properties fo:break-before="auto" style:column-width="2.1799in"/>
    </style:style>
    <style:style style:name="co14" style:family="table-column">
      <style:table-column-properties fo:break-before="auto" style:column-width="2.198in"/>
    </style:style>
    <style:style style:name="co15" style:family="table-column">
      <style:table-column-properties fo:break-before="auto" style:column-width="3.4835in"/>
    </style:style>
    <style:style style:name="co16" style:family="table-column">
      <style:table-column-properties fo:break-before="auto" style:column-width="4.4425in"/>
    </style:style>
    <style:style style:name="co17" style:family="table-column">
      <style:table-column-properties fo:break-before="auto" style:column-width="2.2154in"/>
    </style:style>
    <style:style style:name="co18" style:family="table-column">
      <style:table-column-properties fo:break-before="auto" style:column-width="2.8008in"/>
    </style:style>
    <style:style style:name="co19" style:family="table-column">
      <style:table-column-properties fo:break-before="auto" style:column-width="6.35in"/>
    </style:style>
    <style:style style:name="co20" style:family="table-column">
      <style:table-column-properties fo:break-before="auto" style:column-width="2.189in"/>
    </style:style>
    <style:style style:name="co21" style:family="table-column">
      <style:table-column-properties fo:break-before="auto" style:column-width="2.2693in"/>
    </style:style>
    <style:style style:name="co22" style:family="table-column">
      <style:table-column-properties fo:break-before="auto" style:column-width="2.5362in"/>
    </style:style>
    <style:style style:name="co23" style:family="table-column">
      <style:table-column-properties fo:break-before="auto" style:column-width="7.0992in"/>
    </style:style>
    <style:style style:name="co24" style:family="table-column">
      <style:table-column-properties fo:break-before="auto" style:column-width="2.2063in"/>
    </style:style>
    <style:style style:name="co25" style:family="table-column">
      <style:table-column-properties fo:break-before="auto" style:column-width="3.1417in"/>
    </style:style>
    <style:style style:name="co26" style:family="table-column">
      <style:table-column-properties fo:break-before="auto" style:column-width="4.3543in"/>
    </style:style>
    <style:style style:name="co27" style:family="table-column">
      <style:table-column-properties fo:break-before="auto" style:column-width="2.1264in"/>
    </style:style>
    <style:style style:name="co28" style:family="table-column">
      <style:table-column-properties fo:break-before="auto" style:column-width="1.6311in"/>
    </style:style>
    <style:style style:name="ro1" style:family="table-row">
      <style:table-row-properties style:row-height="0.1984in" fo:break-before="auto" style:use-optimal-row-height="true"/>
    </style:style>
    <style:style style:name="ro2" style:family="table-row">
      <style:table-row-properties style:row-height="0.3799in" fo:break-before="auto" style:use-optimal-row-height="true"/>
    </style:style>
    <style:style style:name="ro3" style:family="table-row">
      <style:table-row-properties style:row-height="0.561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7425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5492in" fo:break-before="auto" style:use-optimal-row-height="true"/>
    </style:style>
    <style:style style:name="ro8" style:family="table-row">
      <style:table-row-properties style:row-height="0.3728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8in" fo:break-before="auto" style:use-optimal-row-height="true"/>
    </style:style>
    <style:style style:name="ro11" style:family="table-row">
      <style:table-row-properties style:row-height="0.2189in"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Infrastructure">
      <style:table-properties table:display="true" style:writing-mode="lr-tb"/>
    </style:style>
    <style:style style:name="ta3" style:family="table" style:master-page-name="PageStyle_5f_Release_20_Management">
      <style:table-properties table:display="true" style:writing-mode="lr-tb"/>
    </style:style>
    <style:style style:name="ta4" style:family="table" style:master-page-name="PageStyle_5f_Activity">
      <style:table-properties table:display="true" style:writing-mode="lr-tb"/>
    </style:style>
    <style:style style:name="ta5" style:family="table" style:master-page-name="PageStyle_5f_Documentation">
      <style:table-properties table:display="true" style:writing-mode="lr-tb"/>
    </style:style>
    <style:style style:name="ta6" style:family="table" style:master-page-name="PageStyle_5f_Code_20_Quality">
      <style:table-properties table:display="true" style:writing-mode="lr-tb"/>
    </style:style>
    <style:style style:name="ta7" style:family="table" style:master-page-name="PageStyle_5f_Outreach">
      <style:table-properties table:display="true" style:writing-mode="lr-tb"/>
    </style:style>
    <style:style style:name="ta8" style:family="table" style:master-page-name="PageStyle_5f_License">
      <style:table-properties table:display="true" style:writing-mode="lr-tb"/>
    </style:style>
    <style:style style:name="ta9" style:family="table" style:master-page-name="PageStyle_5f_Copy_20_of_20_Health_20_Percentage">
      <style:table-properties table:display="true" style:writing-mode="lr-tb"/>
    </style:style>
    <number:percentage-style style:name="N11">
      <number:number number:decimal-places="2" loext:min-decimal-places="2" number:min-integer-digits="1"/>
      <number:text>%</number:text>
    </number:percentage-style>
    <style:style style:name="ce20"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fo:hyphenate="true"/>
    </style:style>
    <style:style style:name="ce21"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fo:hyphenate="true"/>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3" style:family="table-cell" style:parent-style-name="Default">
      <style:table-cell-properties fo:wrap-option="wrap"/>
      <style:text-properties fo:hyphenate="true"/>
    </style:style>
    <style:style style:name="ce24"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2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ext-properties fo:font-size="10pt" style:font-size-asian="10pt" style:font-size-complex="10pt"/>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ext-properties fo:font-style="italic" style:font-style-asian="italic" style:font-style-complex="italic"/>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ext-properties fo:font-weight="bold" style:font-weight-asian="bold" style:font-weight-complex="bold"/>
    </style:style>
    <style:style style:name="ce17" style:family="table-cell" style:parent-style-name="Default" style:data-style-name="N1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1">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9"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gt;=0.8" style:apply-style-name="ConditionalStyle_5f_1" style:base-cell-address="'Health Percentage'.C10"/>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51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number-columns-repeated="1024" table:default-cell-style-name="ce23"/>
        <table:table-row table:style-name="ro1">
          <table:table-cell table:style-name="ce20"/>
          <table:table-cell table:style-name="ce24" office:value-type="string" calcext:value-type="string">
            <text:p>Structure</text:p>
          </table:table-cell>
          <table:table-cell table:style-name="ce24" office:value-type="string" calcext:value-type="string">
            <text:p>Release Management</text:p>
          </table:table-cell>
          <table:table-cell table:style-name="ce24" office:value-type="string" calcext:value-type="string">
            <text:p>Activity</text:p>
          </table:table-cell>
          <table:table-cell table:style-name="ce24" office:value-type="string" calcext:value-type="string">
            <text:p>Documentation</text:p>
          </table:table-cell>
          <table:table-cell table:style-name="ce24" office:value-type="string" calcext:value-type="string">
            <text:p>Code Quality</text:p>
          </table:table-cell>
          <table:table-cell table:style-name="ce24" office:value-type="string" calcext:value-type="string">
            <text:p>Outreach</text:p>
          </table:table-cell>
          <table:table-cell table:style-name="ce24" office:value-type="string" calcext:value-type="string">
            <text:p>License</text:p>
          </table:table-cell>
          <table:table-cell table:style-name="ce22" table:number-columns-repeated="18"/>
          <table:table-cell table:number-columns-repeated="998"/>
        </table:table-row>
        <table:table-row table:style-name="ro1">
          <table:table-cell table:style-name="ce21" office:value-type="string" calcext:value-type="string">
            <text:p>Main questions</text:p>
          </table:table-cell>
          <table:table-cell table:style-name="ce25" table:number-columns-repeated="7"/>
          <table:table-cell table:style-name="ce22" table:number-columns-repeated="18"/>
          <table:table-cell table:number-columns-repeated="998"/>
        </table:table-row>
        <table:table-row table:style-name="ro2">
          <table:table-cell table:style-name="ce22"/>
          <table:table-cell table:style-name="ce22" table:formula="of:=([$Structure.A2])" office:value-type="string" office:string-value="Does it have a website?" calcext:value-type="string">
            <text:p>Does it have a website?</text:p>
          </table:table-cell>
          <table:table-cell table:style-name="ce22" table:formula="of:=([$'Release Management'.A2])" office:value-type="string" office:string-value="Does the project release software?" calcext:value-type="string">
            <text:p>Does the project release software?</text:p>
          </table:table-cell>
          <table:table-cell table:style-name="ce22" table:formula="of:=([$Activity.A2])" office:value-type="string" office:string-value="What are the release activity data?" calcext:value-type="string">
            <text:p>What are the release activity data?</text:p>
          </table:table-cell>
          <table:table-cell table:style-name="ce22" table:formula="of:=([$Documentation.A2])" office:value-type="string" office:string-value="What is the overall quality of the documentation?" calcext:value-type="string">
            <text:p>What is the overall quality of the documentation?</text:p>
          </table:table-cell>
          <table:table-cell table:style-name="ce22" table:formula="of:=([$'Code Quality'.A2])" office:value-type="string" office:string-value="What is the overall quality of the code?" calcext:value-type="string">
            <text:p>What is the overall quality of the code?</text:p>
          </table:table-cell>
          <table:table-cell table:style-name="ce22" table:formula="of:=([$Outreach.A2])" office:value-type="string" office:string-value="What are the downloads data?" calcext:value-type="string">
            <text:p>What are the downloads data?</text:p>
          </table:table-cell>
          <table:table-cell table:style-name="ce22" table:formula="of:=([$License.A2])" office:value-type="string" office:string-value="What kind of license does the project have?" calcext:value-type="string">
            <text:p>What kind of license does the project have?</text:p>
          </table:table-cell>
          <table:table-cell table:style-name="ce22" table:number-columns-repeated="8"/>
          <table:table-cell/>
          <table:table-cell table:style-name="ce22" table:number-columns-repeated="9"/>
          <table:table-cell table:number-columns-repeated="998"/>
        </table:table-row>
        <table:table-row table:style-name="ro2">
          <table:table-cell table:style-name="ce22" table:number-columns-repeated="2"/>
          <table:table-cell table:style-name="ce22" table:formula="of:=([$'Release Management'.A3])" office:value-type="string" office:string-value="Has it done a release?" calcext:value-type="string">
            <text:p>Has it done a release?</text:p>
          </table:table-cell>
          <table:table-cell table:style-name="ce22" table:formula="of:=([$Activity.A3])" office:value-type="string" office:string-value="What is the commits activity?" calcext:value-type="string">
            <text:p>What is the commits activity?</text:p>
          </table:table-cell>
          <table:table-cell table:style-name="ce22" table:formula="of:=([$Documentation.A3])" office:value-type="string" office:string-value="How is documentation created?" calcext:value-type="string">
            <text:p>How is documentation created?</text:p>
          </table:table-cell>
          <table:table-cell table:style-name="ce22"/>
          <table:table-cell table:style-name="ce22" table:formula="of:=([$Outreach.A3])" office:value-type="string" office:string-value="What are the blogs data?" calcext:value-type="string">
            <text:p>What are the blogs data?</text:p>
          </table:table-cell>
          <table:table-cell table:style-name="ce22" table:number-columns-repeated="2"/>
          <table:table-cell table:number-columns-repeated="7"/>
          <table:table-cell table:style-name="ce22" table:number-columns-repeated="10"/>
          <table:table-cell table:number-columns-repeated="998"/>
        </table:table-row>
        <table:table-row table:style-name="ro2">
          <table:table-cell table:style-name="ce22" table:number-columns-repeated="2"/>
          <table:table-cell table:style-name="ce22" table:formula="of:=([$'Release Management'.A4])" office:value-type="string" office:string-value="What other types of artifacts are released?" calcext:value-type="string">
            <text:p>What other types of artifacts are released?</text:p>
          </table:table-cell>
          <table:table-cell table:style-name="ce22" table:formula="of:=([$Activity.A7])" office:value-type="string" office:string-value="What is the bug reports activity?" calcext:value-type="string">
            <text:p>What is the bug reports activity?</text:p>
          </table:table-cell>
          <table:table-cell table:style-name="ce22" table:formula="of:=([$Documentation.A4])" office:value-type="string" office:string-value="Who creates the documentation?" calcext:value-type="string">
            <text:p>Who creates the documentation?</text:p>
          </table:table-cell>
          <table:table-cell table:style-name="ce22"/>
          <table:table-cell table:style-name="ce22" table:formula="of:=([$Outreach.A6])" office:value-type="string" office:string-value="What are the social media data?" calcext:value-type="string">
            <text:p>What are the social media data?</text:p>
          </table:table-cell>
          <table:table-cell table:style-name="ce22" table:number-columns-repeated="2"/>
          <table:table-cell table:number-columns-repeated="7"/>
          <table:table-cell table:style-name="ce22" table:number-columns-repeated="10"/>
          <table:table-cell table:number-columns-repeated="998"/>
        </table:table-row>
        <table:table-row table:style-name="ro3">
          <table:table-cell table:style-name="ce22" table:number-columns-repeated="2"/>
          <table:table-cell table:style-name="ce22" table:formula="of:=([$'Release Management'.A5])" office:value-type="string" office:string-value="What type of development cycle/model are you striving for?" calcext:value-type="string">
            <text:p>What type of development cycle/model are you striving for?</text:p>
          </table:table-cell>
          <table:table-cell table:style-name="ce22" table:formula="of:=([$Activity.A10])" office:value-type="string" office:string-value="What is the events and meeting activity?" calcext:value-type="string">
            <text:p>What is the events and meeting activity?</text:p>
          </table:table-cell>
          <table:table-cell table:style-name="ce22" table:number-columns-repeated="2"/>
          <table:table-cell table:style-name="ce22" table:formula="of:=([$Outreach.A9])" office:value-type="string" office:string-value="What are the events data?" calcext:value-type="string">
            <text:p>What are the events data?</text:p>
          </table:table-cell>
          <table:table-cell table:style-name="ce22" table:number-columns-repeated="2"/>
          <table:table-cell table:number-columns-repeated="7"/>
          <table:table-cell table:style-name="ce22" table:number-columns-repeated="10"/>
          <table:table-cell table:number-columns-repeated="998"/>
        </table:table-row>
        <table:table-row table:style-name="ro2">
          <table:table-cell table:style-name="ce22" table:number-columns-repeated="3"/>
          <table:table-cell table:style-name="ce22" table:formula="of:=([$Activity.A12])" office:value-type="string" office:string-value="What is the mailing lists activity?" calcext:value-type="string">
            <text:p>What is the mailing lists activity?</text:p>
          </table:table-cell>
          <table:table-cell table:style-name="ce22" table:number-columns-repeated="2"/>
          <table:table-cell table:style-name="ce22" table:formula="of:=([$Outreach.A12])" office:value-type="string" office:string-value="What are the communication data?" calcext:value-type="string">
            <text:p>What are the communication data?</text:p>
          </table:table-cell>
          <table:table-cell table:style-name="ce22" table:number-columns-repeated="2"/>
          <table:table-cell table:number-columns-repeated="7"/>
          <table:table-cell table:style-name="ce22" table:number-columns-repeated="10"/>
          <table:table-cell table:number-columns-repeated="998"/>
        </table:table-row>
        <table:table-row table:style-name="ro3">
          <table:table-cell table:style-name="ce22" table:number-columns-repeated="3"/>
          <table:table-cell table:style-name="ce22" table:formula="of:=([$Outreach.A13])" office:value-type="string" office:string-value="What are the communication channels the project uses, in what priority?" calcext:value-type="string">
            <text:p>What are the communication channels the project uses, in what priority?</text:p>
          </table:table-cell>
          <table:table-cell table:style-name="ce22" table:number-columns-repeated="5"/>
          <table:table-cell table:number-columns-repeated="7"/>
          <table:table-cell table:style-name="ce22" table:number-columns-repeated="10"/>
          <table:table-cell table:number-columns-repeated="998"/>
        </table:table-row>
        <table:table-row table:style-name="ro4" table:number-rows-repeated="3">
          <table:table-cell table:style-name="ce22" table:number-columns-repeated="9"/>
          <table:table-cell table:number-columns-repeated="7"/>
          <table:table-cell table:style-name="ce22" table:number-columns-repeated="10"/>
          <table:table-cell table:number-columns-repeated="998"/>
        </table:table-row>
        <table:table-row table:style-name="ro1">
          <table:table-cell table:style-name="ce21" office:value-type="string" calcext:value-type="string">
            <text:p>Detailed sub-questions</text:p>
          </table:table-cell>
          <table:table-cell table:style-name="ce25" table:number-columns-repeated="7"/>
          <table:table-cell table:style-name="ce22"/>
          <table:table-cell table:number-columns-repeated="7"/>
          <table:table-cell table:style-name="ce22" table:number-columns-repeated="10"/>
          <table:table-cell table:number-columns-repeated="998"/>
        </table:table-row>
        <table:table-row table:style-name="ro3">
          <table:table-cell table:style-name="ce22"/>
          <table:table-cell table:style-name="ce22" table:formula="of:=([$Structure.B2])" office:value-type="string" office:string-value="Does the website have a unique domain name?" calcext:value-type="string">
            <text:p>Does the website have a unique domain name?</text:p>
          </table:table-cell>
          <table:table-cell table:style-name="ce22" table:formula="of:=([$'Release Management'.B2])" office:value-type="string" office:string-value="Does your project do versioned releases? What is the versioning scheme?" calcext:value-type="string">
            <text:p>Does your project do versioned releases? What is the versioning scheme?</text:p>
          </table:table-cell>
          <table:table-cell table:style-name="ce22" table:formula="of:=([$Activity.B2])" office:value-type="string" office:string-value="Age of most recent release" calcext:value-type="string">
            <text:p>Age of most recent release</text:p>
          </table:table-cell>
          <table:table-cell table:style-name="ce22" table:formula="of:=([$Documentation.B2])" office:value-type="string" office:string-value="What is the audience of the quickstart guide and/or download?" calcext:value-type="string">
            <text:p>What is the audience of the quickstart guide and/or download?</text:p>
          </table:table-cell>
          <table:table-cell table:style-name="ce22" table:formula="of:=([$'Code Quality'.B2])" office:value-type="string" office:string-value="Bugs per KLOC" calcext:value-type="string">
            <text:p>Bugs per KLOC</text:p>
          </table:table-cell>
          <table:table-cell table:style-name="ce22" table:formula="of:=([$Outreach.B2])" office:value-type="string" office:string-value="Download Frequency" calcext:value-type="string">
            <text:p>Download Frequency</text:p>
          </table:table-cell>
          <table:table-cell table:style-name="ce22" table:formula="of:=([$License.B2])" office:value-type="string" office:string-value="Does your code have a license?" calcext:value-type="string">
            <text:p>Does your code have a license?</text:p>
          </table:table-cell>
          <table:table-cell table:style-name="ce22"/>
          <table:table-cell table:number-columns-repeated="7"/>
          <table:table-cell table:style-name="ce22" table:number-columns-repeated="10"/>
          <table:table-cell table:number-columns-repeated="998"/>
        </table:table-row>
        <table:table-row table:style-name="ro3">
          <table:table-cell table:style-name="ce22"/>
          <table:table-cell table:style-name="ce22" table:formula="of:=([$Structure.B3])" office:value-type="string" office:string-value="Is the project description clear?" calcext:value-type="string">
            <text:p>Is the project description clear?</text:p>
          </table:table-cell>
          <table:table-cell table:style-name="ce22" table:formula="of:=([$'Release Management'.B3])" office:value-type="string" office:string-value="Does your project do releases?" calcext:value-type="string">
            <text:p>Does your project do releases?</text:p>
          </table:table-cell>
          <table:table-cell table:style-name="ce22" table:formula="of:=([$Activity.B3])" office:value-type="string" office:string-value="Percentage of committers by dominant domain name" calcext:value-type="string">
            <text:p>Percentage of committers by dominant domain name</text:p>
          </table:table-cell>
          <table:table-cell table:style-name="ce22" table:formula="of:=([$Documentation.B3])" office:value-type="string" office:string-value="Is there documentation for new users?" calcext:value-type="string">
            <text:p>Is there documentation for new users?</text:p>
          </table:table-cell>
          <table:table-cell table:style-name="ce22" table:formula="of:=([$'Code Quality'.B3])" office:value-type="string" office:string-value="Ratio of bugs opened to bugs closed" calcext:value-type="string">
            <text:p>Ratio of bugs opened to bugs closed</text:p>
          </table:table-cell>
          <table:table-cell table:style-name="ce22" table:formula="of:=([$Outreach.B3])" office:value-type="string" office:string-value="Number of posts per month" calcext:value-type="string">
            <text:p>Number of posts per month</text:p>
          </table:table-cell>
          <table:table-cell table:style-name="ce22" table:formula="of:=([$License.B3])" office:value-type="string" office:string-value="Does it need a contributor licensing statement or agreement?" calcext:value-type="string">
            <text:p>Does it need a contributor licensing statement or agreement?</text:p>
          </table:table-cell>
          <table:table-cell table:style-name="ce22"/>
          <table:table-cell table:number-columns-repeated="7"/>
          <table:table-cell table:style-name="ce22" table:number-columns-repeated="10"/>
          <table:table-cell table:number-columns-repeated="998"/>
        </table:table-row>
        <table:table-row table:style-name="ro5">
          <table:table-cell table:style-name="ce22"/>
          <table:table-cell table:style-name="ce22" table:formula="of:=([$Structure.B4])" office:value-type="string" office:string-value="Does the project description follow the 25/50/100-word model?" calcext:value-type="string">
            <text:p>Does the project description follow the 25/50/100-word model?</text:p>
          </table:table-cell>
          <table:table-cell table:style-name="ce22" table:formula="of:=([$'Release Management'.B4])" office:value-type="string" office:string-value="Does your project only link releases as attachments in web forum posts? Mailing lists?" calcext:value-type="string">
            <text:p>Does your project only link releases as attachments in web forum posts? Mailing lists?</text:p>
          </table:table-cell>
          <table:table-cell table:style-name="ce22" table:formula="of:=([$Activity.B4])" office:value-type="string" office:string-value="Percentage of commits by dominant domain name" calcext:value-type="string">
            <text:p>Percentage of commits by dominant domain name</text:p>
          </table:table-cell>
          <table:table-cell table:style-name="ce22" table:formula="of:=([$Documentation.B4])" office:value-type="string" office:string-value="Is there documentation for installation?" calcext:value-type="string">
            <text:p>Is there documentation for installation?</text:p>
          </table:table-cell>
          <table:table-cell table:style-name="ce22" table:formula="of:=([$'Code Quality'.B4])" office:value-type="string" office:string-value="Is the source code &gt; 100 MB? Compressed?" calcext:value-type="string">
            <text:p>Is the source code &gt; 100 MB? Compressed?</text:p>
          </table:table-cell>
          <table:table-cell table:style-name="ce22" table:formula="of:=([$Outreach.B4])" office:value-type="string" office:string-value="Shortest interval between blog posts" calcext:value-type="string">
            <text:p>Shortest interval between blog posts</text:p>
          </table:table-cell>
          <table:table-cell table:style-name="ce22" table:formula="of:=([$License.B4])" office:value-type="string" office:string-value="Does it have an OSI approved open source license?" calcext:value-type="string">
            <text:p>Does it have an OSI approved open source license?</text:p>
          </table:table-cell>
          <table:table-cell table:style-name="ce22"/>
          <table:table-cell table:number-columns-repeated="7"/>
          <table:table-cell table:style-name="ce22" table:number-columns-repeated="10"/>
          <table:table-cell table:number-columns-repeated="998"/>
        </table:table-row>
        <table:table-row table:style-name="ro5">
          <table:table-cell table:style-name="ce22"/>
          <table:table-cell table:style-name="ce22" table:formula="of:=([$Structure.B5])" office:value-type="string" office:string-value="What is the layout of the front page?" calcext:value-type="string">
            <text:p>What is the layout of the front page?</text:p>
          </table:table-cell>
          <table:table-cell table:style-name="ce22" table:formula="of:=([$'Release Management'.B5])" office:value-type="string" office:string-value="What formats do you release as? Compressed archives, packages, images, etc." calcext:value-type="string">
            <text:p>What formats do you release as? Compressed archives, packages, images, etc.</text:p>
          </table:table-cell>
          <table:table-cell table:style-name="ce22" table:formula="of:=([$Activity.B5])" office:value-type="string" office:string-value="Unique email address domains" calcext:value-type="string">
            <text:p>Unique email address domains</text:p>
          </table:table-cell>
          <table:table-cell table:style-name="ce22" table:formula="of:=([$Documentation.B5])" office:value-type="string" office:string-value="Is there documentation for source-code compilation?" calcext:value-type="string">
            <text:p>Is there documentation for source-code compilation?</text:p>
          </table:table-cell>
          <table:table-cell table:style-name="ce22" table:formula="of:=([$'Code Quality'.B5])" office:value-type="string" office:string-value="Does the code only build static libraries?" calcext:value-type="string">
            <text:p>Does the code only build static libraries?</text:p>
          </table:table-cell>
          <table:table-cell table:style-name="ce22" table:formula="of:=([$Outreach.B5])" office:value-type="string" office:string-value="Longest interval between blog posts" calcext:value-type="string">
            <text:p>Longest interval between blog posts</text:p>
          </table:table-cell>
          <table:table-cell table:style-name="ce22" table:formula="of:=([$License.B5])" office:value-type="string" office:string-value="Does your code have per-file licensing?" calcext:value-type="string">
            <text:p>Does your code have per-file licensing?</text:p>
          </table:table-cell>
          <table:table-cell table:number-columns-repeated="8"/>
          <table:table-cell table:style-name="ce22" table:number-columns-repeated="10"/>
          <table:table-cell table:number-columns-repeated="998"/>
        </table:table-row>
        <table:table-row table:style-name="ro5">
          <table:table-cell table:style-name="ce22"/>
          <table:table-cell table:style-name="ce22" table:formula="of:=([$Structure.B6])" office:value-type="string" office:string-value="Is there a quickstart on the front page?" calcext:value-type="string">
            <text:p>Is there a quickstart on the front page?</text:p>
          </table:table-cell>
          <table:table-cell table:style-name="ce22" table:formula="of:=([$'Release Management'.B6])" office:value-type="string" office:string-value="Does your release unpack into a versioned top-level directory (e.g., glibc-2.4.2/)?" calcext:value-type="string">
            <text:p>Does your release unpack into a versioned top-level directory (e.g., glibc-2.4.2/)?</text:p>
          </table:table-cell>
          <table:table-cell table:style-name="ce22" table:formula="of:=([$Activity.B6])" office:value-type="string" office:string-value="Unique committers" calcext:value-type="string">
            <text:p>Unique committers</text:p>
          </table:table-cell>
          <table:table-cell table:style-name="ce22" table:formula="of:=([$Documentation.B6])" office:value-type="string" office:string-value="Is there a changelog?" calcext:value-type="string">
            <text:p>Is there a changelog?</text:p>
          </table:table-cell>
          <table:table-cell table:style-name="ce22" table:formula="of:=([$'Code Quality'.B6])" office:value-type="string" office:string-value="Does the code build shared libraries, but only unversioned ones?" calcext:value-type="string">
            <text:p>Does the code build shared libraries, but only unversioned ones?</text:p>
          </table:table-cell>
          <table:table-cell table:style-name="ce22" table:formula="of:=([$Outreach.B6])" office:value-type="string" office:string-value="Accounts present" calcext:value-type="string">
            <text:p>Accounts present</text:p>
          </table:table-cell>
          <table:table-cell table:style-name="ce22" table:formula="of:=([$License.B6])" office:value-type="string" office:string-value="Does your code contain inherent license incompatibilities?" calcext:value-type="string">
            <text:p>Does your code contain inherent license incompatibilities?</text:p>
          </table:table-cell>
          <table:table-cell table:style-name="ce22" table:number-columns-repeated="18"/>
          <table:table-cell table:number-columns-repeated="998"/>
        </table:table-row>
        <table:table-row table:style-name="ro3">
          <table:table-cell table:style-name="ce22"/>
          <table:table-cell table:style-name="ce22" table:formula="of:=([$Structure.B7])" office:value-type="string" office:string-value="Is there a download link on the front page?" calcext:value-type="string">
            <text:p>Is there a download link on the front page?</text:p>
          </table:table-cell>
          <table:table-cell table:style-name="ce22" table:formula="of:=([$'Release Management'.B7])" office:value-type="string" office:string-value="Does your release unpack into a top-level directory (e.g., glibc/)?" calcext:value-type="string">
            <text:p>Does your release unpack into a top-level directory (e.g., glibc/)?</text:p>
          </table:table-cell>
          <table:table-cell table:style-name="ce22" table:formula="of:=([$Activity.B7])" office:value-type="string" office:string-value="Percentage of bug reporters by dominant domain name" calcext:value-type="string">
            <text:p>Percentage of bug reporters by dominant domain name</text:p>
          </table:table-cell>
          <table:table-cell table:style-name="ce22" table:formula="of:=([$Documentation.B7])" office:value-type="string" office:string-value="Are there examples of use cases?" calcext:value-type="string">
            <text:p>Are there examples of use cases?</text:p>
          </table:table-cell>
          <table:table-cell table:style-name="ce22" table:formula="of:=([$'Code Quality'.B7])" office:value-type="string" office:string-value="Does the source try to use system libraries if present?" calcext:value-type="string">
            <text:p>Does the source try to use system libraries if present?</text:p>
          </table:table-cell>
          <table:table-cell table:style-name="ce22" table:formula="of:=([$Outreach.B7])" office:value-type="string" office:string-value="Frequency of updates" calcext:value-type="string">
            <text:p>Frequency of updates</text:p>
          </table:table-cell>
          <table:table-cell table:style-name="ce22" table:formula="of:=([$License.B7])" office:value-type="string" office:string-value="Does your code have any notice of licensing intent?" calcext:value-type="string">
            <text:p>Does your code have any notice of licensing intent?</text:p>
          </table:table-cell>
          <table:table-cell table:style-name="ce22" table:number-columns-repeated="18"/>
          <table:table-cell table:number-columns-repeated="998"/>
        </table:table-row>
        <table:table-row table:style-name="ro6">
          <table:table-cell table:style-name="ce22"/>
          <table:table-cell table:style-name="ce22" table:formula="of:=([$Structure.B8])" office:value-type="string" office:string-value="What are the types of downloads? (EXE? .sh? .tgz? DEB v RPM v ? git clone?)" calcext:value-type="string">
            <text:p>What are the types of downloads? (EXE? .sh? .tgz? DEB v RPM v ? git clone?)</text:p>
          </table:table-cell>
          <table:table-cell table:style-name="ce22" table:formula="of:=([$'Release Management'.B8])" office:value-type="string" office:string-value="Does your release unpack into many directories (e.g., home/johndoe/glibc-svn/tarball/glibc/src/)?" calcext:value-type="string">
            <text:p>Does your release unpack into many directories (e.g., home/johndoe/glibc-svn/tarball/glibc/src/)?</text:p>
          </table:table-cell>
          <table:table-cell table:style-name="ce22" table:formula="of:=([$Activity.B8])" office:value-type="string" office:string-value="Percentage of bug reports by dominant domain name" calcext:value-type="string">
            <text:p>Percentage of bug reports by dominant domain name</text:p>
          </table:table-cell>
          <table:table-cell table:style-name="ce22"/>
          <table:table-cell table:style-name="ce22" table:formula="of:=([$'Code Quality'.B8])" office:value-type="string" office:string-value="Does the Java code build native deliverables?" calcext:value-type="string">
            <text:p>Does the Java code build native deliverables?</text:p>
          </table:table-cell>
          <table:table-cell table:style-name="ce22" table:formula="of:=([$Outreach.B8])" office:value-type="string" office:string-value="Level of interactivity on channels" calcext:value-type="string">
            <text:p>Level of interactivity on channels</text:p>
          </table:table-cell>
          <table:table-cell table:style-name="ce22" table:formula="of:=([$License.B8])" office:value-type="string" office:string-value="Does your code include a copy of the license text?" calcext:value-type="string">
            <text:p>Does your code include a copy of the license text?</text:p>
          </table:table-cell>
          <table:table-cell table:style-name="ce22" table:number-columns-repeated="18"/>
          <table:table-cell table:number-columns-repeated="998"/>
        </table:table-row>
        <table:table-row table:style-name="ro6">
          <table:table-cell table:style-name="ce22"/>
          <table:table-cell table:style-name="ce22" table:formula="of:=([$Structure.B9])" office:value-type="string" office:string-value="Is there a link to docs on the front page?" calcext:value-type="string">
            <text:p>Is there a link to docs on the front page?</text:p>
          </table:table-cell>
          <table:table-cell table:style-name="ce22" table:formula="of:=([$'Release Management'.B9])" office:value-type="string" office:string-value="Does the project use a CI/CD environment?" calcext:value-type="string">
            <text:p>Does the project use a CI/CD environment?</text:p>
          </table:table-cell>
          <table:table-cell table:style-name="ce22" table:formula="of:=([$Activity.B9])" office:value-type="string" office:string-value="Unique bug reporter domains" calcext:value-type="string">
            <text:p>Unique bug reporter domains</text:p>
          </table:table-cell>
          <table:table-cell table:style-name="ce22"/>
          <table:table-cell table:style-name="ce22" table:formula="of:=([$'Code Quality'.B9])" office:value-type="string" office:string-value="How does the source handle bundling and dependencies on external code it depends on?" calcext:value-type="string">
            <text:p>How does the source handle bundling and dependencies on external code it depends on?</text:p>
          </table:table-cell>
          <table:table-cell table:style-name="ce22" table:formula="of:=([$Outreach.B9])" office:value-type="string" office:string-value="Events per month" calcext:value-type="string">
            <text:p>Events per month</text:p>
          </table:table-cell>
          <table:table-cell table:style-name="ce22" table:formula="of:=([$License.B9])" office:value-type="string" office:string-value="Does your project have a GDPR policy/process posted publicly?" calcext:value-type="string">
            <text:p>Does your project have a GDPR policy/process posted publicly?</text:p>
          </table:table-cell>
          <table:table-cell table:style-name="ce22" table:number-columns-repeated="18"/>
          <table:table-cell table:number-columns-repeated="998"/>
        </table:table-row>
        <table:table-row table:style-name="ro7">
          <table:table-cell table:style-name="ce22"/>
          <table:table-cell table:style-name="ce22" table:formula="of:=([$Structure.B10])" office:value-type="string" office:string-value="Are there publicly visible other sub-domains / types of websites?" calcext:value-type="string">
            <text:p>Are there publicly visible other sub-domains / types of websites?</text:p>
          </table:table-cell>
          <table:table-cell table:style-name="ce22" table:formula="of:=([$'Release Management'.B10])" office:value-type="string" office:string-value="How much automation is in place?" calcext:value-type="string">
            <text:p>How much automation is in place?</text:p>
          </table:table-cell>
          <table:table-cell table:style-name="ce22" table:formula="of:=([$Activity.B10])" office:value-type="string" office:string-value="Events per month" calcext:value-type="string">
            <text:p>Events per month</text:p>
          </table:table-cell>
          <table:table-cell table:style-name="ce22"/>
          <table:table-cell table:style-name="ce22" table:formula="of:=([$'Code Quality'.B10])" office:value-type="string" office:string-value="Can your source code be built without first building the bundled code bits?" calcext:value-type="string">
            <text:p>Can your source code be built without first building the bundled code bits?</text:p>
          </table:table-cell>
          <table:table-cell table:style-name="ce22" table:formula="of:=([$Outreach.B10])" office:value-type="string" office:string-value="Is there an events website/presence?" calcext:value-type="string">
            <text:p>Is there an events website/presence?</text:p>
          </table:table-cell>
          <table:table-cell table:style-name="ce22" table:number-columns-repeated="19"/>
          <table:table-cell table:number-columns-repeated="998"/>
        </table:table-row>
        <table:table-row table:style-name="ro8">
          <table:table-cell table:style-name="ce22"/>
          <table:table-cell table:style-name="ce22" table:formula="of:=([$Structure.B11])" office:value-type="string" office:string-value="Are there consistent styles?" calcext:value-type="string">
            <text:p>Are there consistent styles?</text:p>
          </table:table-cell>
          <table:table-cell table:style-name="ce22"/>
          <table:table-cell table:style-name="ce22" table:formula="of:=([$Activity.B11])" office:value-type="string" office:string-value="Longest interval between events" calcext:value-type="string">
            <text:p>Longest interval between events</text:p>
          </table:table-cell>
          <table:table-cell table:style-name="ce22"/>
          <table:table-cell table:style-name="ce22" table:formula="of:=([$'Code Quality'.B11])" office:value-type="string" office:string-value="Have you modified those other bundled code bits?" calcext:value-type="string">
            <text:p>Have you modified those other bundled code bits?</text:p>
          </table:table-cell>
          <table:table-cell table:style-name="ce22" table:formula="of:=([$Outreach.B11])" office:value-type="string" office:string-value="Is it well organized &amp; informative?" calcext:value-type="string">
            <text:p>Is it well organized &amp; informative?</text:p>
          </table:table-cell>
          <table:table-cell table:style-name="ce22" table:number-columns-repeated="19"/>
          <table:table-cell table:number-columns-repeated="998"/>
        </table:table-row>
        <table:table-row table:style-name="ro6">
          <table:table-cell table:style-name="ce22"/>
          <table:table-cell table:style-name="ce22" table:formula="of:=([$Structure.B12])" office:value-type="string" office:string-value="Is there consistent navigation?" calcext:value-type="string">
            <text:p>Is there consistent navigation?</text:p>
          </table:table-cell>
          <table:table-cell table:style-name="ce22"/>
          <table:table-cell table:style-name="ce22" table:formula="of:=([$Activity.B12])" office:value-type="string" office:string-value="Percentage of mailing list posts by dominant domain name" calcext:value-type="string">
            <text:p>Percentage of mailing list posts by dominant domain name</text:p>
          </table:table-cell>
          <table:table-cell table:style-name="ce22"/>
          <table:table-cell table:style-name="ce22" table:formula="of:=([$'Code Quality'.B12])" office:value-type="string" office:string-value="What is the rate of changing programming languages and/or build tools?" calcext:value-type="string">
            <text:p>What is the rate of changing programming languages and/or build tools?</text:p>
          </table:table-cell>
          <table:table-cell table:style-name="ce22" table:formula="of:=([$Outreach.B12])" office:value-type="string" office:string-value="Where does your project announce releases? E.g. blog, mailing list, social media, press release, etc." calcext:value-type="string">
            <text:p>Where does your project announce releases? E.g. blog, mailing list, social media, press release, etc.</text:p>
          </table:table-cell>
          <table:table-cell table:style-name="ce22" table:number-columns-repeated="19"/>
          <table:table-cell table:number-columns-repeated="998"/>
        </table:table-row>
        <table:table-row table:style-name="ro7">
          <table:table-cell table:style-name="ce22"/>
          <table:table-cell table:style-name="ce22" table:formula="of:=([$Structure.B13])" office:value-type="string" office:string-value="Is any material outdated?" calcext:value-type="string">
            <text:p>Is any material outdated?</text:p>
          </table:table-cell>
          <table:table-cell table:style-name="ce22"/>
          <table:table-cell table:style-name="ce22" table:formula="of:=([$Activity.B13])" office:value-type="string" office:string-value="Percentage of mailing list threads by dominant domain name" calcext:value-type="string">
            <text:p>Percentage of mailing list threads by dominant domain name</text:p>
          </table:table-cell>
          <table:table-cell table:style-name="ce22" table:number-columns-repeated="22"/>
          <table:table-cell table:number-columns-repeated="998"/>
        </table:table-row>
        <table:table-row table:style-name="ro7">
          <table:table-cell table:style-name="ce22"/>
          <table:table-cell table:style-name="ce22" table:formula="of:=([$Structure.B14])" office:value-type="string" office:string-value="Does it have a project definition statement on website?" calcext:value-type="string">
            <text:p>Does it have a project definition statement on website?</text:p>
          </table:table-cell>
          <table:table-cell table:style-name="ce22"/>
          <table:table-cell table:style-name="ce22" table:formula="of:=([$Activity.B14])" office:value-type="string" office:string-value="Unique email address domains" calcext:value-type="string">
            <text:p>Unique email address domains</text:p>
          </table:table-cell>
          <table:table-cell table:style-name="ce22" table:number-columns-repeated="22"/>
          <table:table-cell table:number-columns-repeated="998"/>
        </table:table-row>
        <table:table-row table:style-name="ro7">
          <table:table-cell table:style-name="ce22"/>
          <table:table-cell table:style-name="ce22" table:formula="of:=([$Structure.B15])" office:value-type="string" office:string-value="Does it have a governance model identified on the website?" calcext:value-type="string">
            <text:p>Does it have a governance model identified on the website?</text:p>
          </table:table-cell>
          <table:table-cell table:style-name="ce22" table:number-columns-repeated="24"/>
          <table:table-cell table:number-columns-repeated="998"/>
        </table:table-row>
        <table:table-row table:style-name="ro9">
          <table:table-cell table:style-name="ce22"/>
          <table:table-cell table:style-name="ce22" table:formula="of:=([$Structure.B16])" office:value-type="string" office:string-value="Does it have a mailing list?" calcext:value-type="string">
            <text:p>Does it have a mailing list?</text:p>
          </table:table-cell>
          <table:table-cell table:style-name="ce22" table:number-columns-repeated="24"/>
          <table:table-cell table:number-columns-repeated="998"/>
        </table:table-row>
        <table:table-row table:style-name="ro8">
          <table:table-cell table:style-name="ce22"/>
          <table:table-cell table:style-name="ce22" table:formula="of:=([$Structure.B17])" office:value-type="string" office:string-value="Does it have a bugzilla/bug tracking system?" calcext:value-type="string">
            <text:p>Does it have a bugzilla/bug tracking system?</text:p>
          </table:table-cell>
          <table:table-cell table:style-name="ce22" table:number-columns-repeated="24"/>
          <table:table-cell table:number-columns-repeated="998"/>
        </table:table-row>
        <table:table-row table:style-name="ro7">
          <table:table-cell table:style-name="ce22"/>
          <table:table-cell table:style-name="ce22" table:formula="of:=([$Structure.B18])" office:value-type="string" office:string-value="Does it have a source code repository such as git/svn? Is it consistently used?" calcext:value-type="string">
            <text:p>Does it have a source code repository such as git/svn? Is it consistently used?</text:p>
          </table:table-cell>
          <table:table-cell table:style-name="ce22" table:number-columns-repeated="24"/>
          <table:table-cell table:number-columns-repeated="998"/>
        </table:table-row>
        <table:table-row table:style-name="ro8">
          <table:table-cell table:style-name="ce22"/>
          <table:table-cell table:style-name="ce22" table:formula="of:=([$Structure.B19])" office:value-type="string" office:string-value="Are there visible legacy tool elements?" calcext:value-type="string">
            <text:p>Are there visible legacy tool elements?</text:p>
          </table:table-cell>
          <table:table-cell table:style-name="ce22" table:number-columns-repeated="24"/>
          <table:table-cell table:number-columns-repeated="998"/>
        </table:table-row>
        <table:table-row table:style-name="ro7">
          <table:table-cell table:style-name="ce22"/>
          <table:table-cell table:style-name="ce22" table:formula="of:=([$Structure.B20])" office:value-type="string" office:string-value="If it has a project blog, what is the workflow and tooling?" calcext:value-type="string">
            <text:p>If it has a project blog, what is the workflow and tooling?</text:p>
          </table:table-cell>
          <table:table-cell table:style-name="ce22" table:number-columns-repeated="24"/>
          <table:table-cell table:number-columns-repeated="998"/>
        </table:table-row>
        <table:table-row table:style-name="ro8">
          <table:table-cell table:style-name="ce22"/>
          <table:table-cell table:style-name="ce22" table:formula="of:=([$Structure.B21])" office:value-type="string" office:string-value="Does the project have a Code of Conduct?" calcext:value-type="string">
            <text:p>Does the project have a Code of Conduct?</text:p>
          </table:table-cell>
          <table:table-cell table:style-name="ce22" table:number-columns-repeated="24"/>
          <table:table-cell table:number-columns-repeated="998"/>
        </table:table-row>
        <table:table-row table:style-name="ro7">
          <table:table-cell table:style-name="ce22"/>
          <table:table-cell table:style-name="ce22" table:formula="of:=([$Structure.B22])" office:value-type="string" office:string-value="Does the project have a diversity and inclusion effort?" calcext:value-type="string">
            <text:p>Does the project have a diversity and inclusion effort?</text:p>
          </table:table-cell>
          <table:table-cell table:style-name="ce22" table:number-columns-repeated="24"/>
          <table:table-cell table:number-columns-repeated="998"/>
        </table:table-row>
        <table:table-row table:style-name="ro7">
          <table:table-cell table:style-name="ce22"/>
          <table:table-cell table:style-name="ce22" table:formula="of:=([$Structure.B23])" office:value-type="string" office:string-value="Does the project put it's diversity and inclusion efforts up front?" calcext:value-type="string">
            <text:p>Does the project put it's diversity and inclusion efforts up front?</text:p>
          </table:table-cell>
          <table:table-cell table:style-name="ce22" table:number-columns-repeated="24"/>
          <table:table-cell table:number-columns-repeated="998"/>
        </table:table-row>
        <table:table-row table:style-name="ro4" table:number-rows-repeated="967">
          <table:table-cell table:style-name="ce22" table:number-columns-repeated="26"/>
          <table:table-cell table:number-columns-repeated="998"/>
        </table:table-row>
        <table:table-row table:style-name="ro10" table:number-rows-repeated="1047574">
          <table:table-cell table:number-columns-repeated="1024"/>
        </table:table-row>
        <table:table-row table:style-name="ro10">
          <table:table-cell table:number-columns-repeated="1024"/>
        </table:table-row>
      </table:table>
      <table:table table:name="Structure"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20" table:default-cell-style-name="Default"/>
        <table:table-row table:style-name="ro4">
          <table:table-cell table:style-name="ce8" office:value-type="string" calcext:value-type="string">
            <text:p>Main Question</text:p>
          </table:table-cell>
          <table:table-cell table:style-name="ce8" office:value-type="string" calcext:value-type="string">
            <text:p>Detailed Question</text:p>
          </table:table-cell>
          <table:table-cell table:style-name="ce30" office:value-type="string" calcext:value-type="string">
            <text:p>Answer</text:p>
          </table:table-cell>
          <table:table-cell table:style-name="ce30" office:value-type="string" calcext:value-type="string">
            <text:p>Notes</text:p>
          </table:table-cell>
          <table:table-cell table:style-name="ce12"/>
          <table:table-cell table:number-columns-repeated="1019"/>
        </table:table-row>
        <table:table-row table:style-name="ro4">
          <table:table-cell table:style-name="ce13" office:value-type="string" calcext:value-type="string">
            <text:p>Does it have a website?</text:p>
          </table:table-cell>
          <table:table-cell office:value-type="string" calcext:value-type="string">
            <text:p>Does the website have a unique domain name?</text:p>
          </table:table-cell>
          <table:table-cell table:number-columns-repeated="1022"/>
        </table:table-row>
        <table:table-row table:style-name="ro4">
          <table:table-cell table:style-name="ce14"/>
          <table:table-cell office:value-type="string" calcext:value-type="string">
            <text:p>Is the project description clear?</text:p>
          </table:table-cell>
          <table:table-cell table:number-columns-repeated="1022"/>
        </table:table-row>
        <table:table-row table:style-name="ro4">
          <table:table-cell table:style-name="ce14"/>
          <table:table-cell office:value-type="string" calcext:value-type="string">
            <text:p>Does the project description follow the 25/50/100-word model?</text:p>
          </table:table-cell>
          <table:table-cell table:number-columns-repeated="1022"/>
        </table:table-row>
        <table:table-row table:style-name="ro4">
          <table:table-cell table:style-name="ce14"/>
          <table:table-cell office:value-type="string" calcext:value-type="string">
            <text:p>What is the layout of the front page?</text:p>
          </table:table-cell>
          <table:table-cell table:number-columns-repeated="1022"/>
        </table:table-row>
        <table:table-row table:style-name="ro4">
          <table:table-cell table:style-name="ce14"/>
          <table:table-cell office:value-type="string" calcext:value-type="string">
            <text:p>Is there a quickstart on the front page?</text:p>
          </table:table-cell>
          <table:table-cell table:number-columns-repeated="1022"/>
        </table:table-row>
        <table:table-row table:style-name="ro4">
          <table:table-cell table:style-name="ce14"/>
          <table:table-cell office:value-type="string" calcext:value-type="string">
            <text:p>Is there a download link on the front page?</text:p>
          </table:table-cell>
          <table:table-cell table:number-columns-repeated="1022"/>
        </table:table-row>
        <table:table-row table:style-name="ro4">
          <table:table-cell table:style-name="ce14"/>
          <table:table-cell office:value-type="string" calcext:value-type="string">
            <text:p>What are the types of downloads? (EXE? .sh? .tgz? DEB v RPM v ? git clone?)</text:p>
          </table:table-cell>
          <table:table-cell table:number-columns-repeated="1022"/>
        </table:table-row>
        <table:table-row table:style-name="ro4">
          <table:table-cell table:style-name="ce14"/>
          <table:table-cell office:value-type="string" calcext:value-type="string">
            <text:p>Is there a link to docs on the front page?</text:p>
          </table:table-cell>
          <table:table-cell table:number-columns-repeated="1022"/>
        </table:table-row>
        <table:table-row table:style-name="ro4">
          <table:table-cell table:style-name="ce14"/>
          <table:table-cell office:value-type="string" calcext:value-type="string">
            <text:p>Are there publicly visible other sub-domains / types of websites?</text:p>
          </table:table-cell>
          <table:table-cell table:number-columns-repeated="1022"/>
        </table:table-row>
        <table:table-row table:style-name="ro4">
          <table:table-cell table:style-name="ce14"/>
          <table:table-cell office:value-type="string" calcext:value-type="string">
            <text:p>Are there consistent styles?</text:p>
          </table:table-cell>
          <table:table-cell table:number-columns-repeated="1022"/>
        </table:table-row>
        <table:table-row table:style-name="ro4">
          <table:table-cell table:style-name="ce14"/>
          <table:table-cell office:value-type="string" calcext:value-type="string">
            <text:p>Is there consistent navigation?</text:p>
          </table:table-cell>
          <table:table-cell table:number-columns-repeated="1022"/>
        </table:table-row>
        <table:table-row table:style-name="ro4">
          <table:table-cell table:style-name="ce14"/>
          <table:table-cell office:value-type="string" calcext:value-type="string">
            <text:p>Is any material outdated?</text:p>
          </table:table-cell>
          <table:table-cell table:number-columns-repeated="1022"/>
        </table:table-row>
        <table:table-row table:style-name="ro4">
          <table:table-cell table:style-name="ce14"/>
          <table:table-cell office:value-type="string" calcext:value-type="string">
            <text:p>Does it have a project definition statement on website?</text:p>
          </table:table-cell>
          <table:table-cell table:number-columns-repeated="1022"/>
        </table:table-row>
        <table:table-row table:style-name="ro4">
          <table:table-cell table:style-name="ce14"/>
          <table:table-cell office:value-type="string" calcext:value-type="string">
            <text:p>Does it have a governance model identified on the website?</text:p>
          </table:table-cell>
          <table:table-cell table:number-columns-repeated="1022"/>
        </table:table-row>
        <table:table-row table:style-name="ro4">
          <table:table-cell table:style-name="ce14"/>
          <table:table-cell office:value-type="string" calcext:value-type="string">
            <text:p>Does it have a mailing list?</text:p>
          </table:table-cell>
          <table:table-cell table:number-columns-repeated="1022"/>
        </table:table-row>
        <table:table-row table:style-name="ro4">
          <table:table-cell table:style-name="ce14"/>
          <table:table-cell office:value-type="string" calcext:value-type="string">
            <text:p>Does it have a bugzilla/bug tracking system?</text:p>
          </table:table-cell>
          <table:table-cell table:number-columns-repeated="1022"/>
        </table:table-row>
        <table:table-row table:style-name="ro4">
          <table:table-cell table:style-name="ce14"/>
          <table:table-cell office:value-type="string" calcext:value-type="string">
            <text:p>Does it have a source code repository such as git/svn? Is it consistently used?</text:p>
          </table:table-cell>
          <table:table-cell table:number-columns-repeated="1022"/>
        </table:table-row>
        <table:table-row table:style-name="ro4">
          <table:table-cell table:style-name="ce14"/>
          <table:table-cell office:value-type="string" calcext:value-type="string">
            <text:p>Are there visible legacy tool elements?</text:p>
          </table:table-cell>
          <table:table-cell table:number-columns-repeated="1022"/>
        </table:table-row>
        <table:table-row table:style-name="ro4">
          <table:table-cell table:style-name="ce14"/>
          <table:table-cell office:value-type="string" calcext:value-type="string">
            <text:p>If it has a project blog, what is the workflow and tooling?</text:p>
          </table:table-cell>
          <table:table-cell table:number-columns-repeated="1022"/>
        </table:table-row>
        <table:table-row table:style-name="ro11">
          <table:table-cell/>
          <table:table-cell table:style-name="ce29" office:value-type="string" calcext:value-type="string">
            <text:p>Does the project have a Code of Conduct?</text:p>
          </table:table-cell>
          <table:table-cell table:number-columns-repeated="1022"/>
        </table:table-row>
        <table:table-row table:style-name="ro11">
          <table:table-cell/>
          <table:table-cell table:style-name="ce29" office:value-type="string" calcext:value-type="string">
            <text:p>Does the project have a diversity and inclusion effort?</text:p>
          </table:table-cell>
          <table:table-cell table:number-columns-repeated="1022"/>
        </table:table-row>
        <table:table-row table:style-name="ro11">
          <table:table-cell/>
          <table:table-cell table:style-name="ce29" office:value-type="string" calcext:value-type="string">
            <text:p>Does the project put it's diversity and inclusion efforts up front?</text:p>
          </table:table-cell>
          <table:table-cell table:number-columns-repeated="1022"/>
        </table:table-row>
        <table:table-row table:style-name="ro11" table:number-rows-repeated="1048552">
          <table:table-cell table:number-columns-repeated="1024"/>
        </table:table-row>
        <table:table-row table:style-name="ro11">
          <table:table-cell table:number-columns-repeated="1024"/>
        </table:table-row>
      </table:table>
      <table:table table:name="Release Management"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number-columns-repeated="1020" table:default-cell-style-name="Default"/>
        <table:table-row table:style-name="ro4">
          <table:table-cell table:style-name="ce8" office:value-type="string" calcext:value-type="string">
            <text:p>Main Question</text:p>
          </table:table-cell>
          <table:table-cell table:style-name="ce8" office:value-type="string" calcext:value-type="string">
            <text:p>Detailed Question</text:p>
          </table:table-cell>
          <table:table-cell table:style-name="ce30" office:value-type="string" calcext:value-type="string">
            <text:p>Answer</text:p>
          </table:table-cell>
          <table:table-cell table:style-name="ce30" office:value-type="string" calcext:value-type="string">
            <text:p>Notes</text:p>
          </table:table-cell>
          <table:table-cell table:number-columns-repeated="1020"/>
        </table:table-row>
        <table:table-row table:style-name="ro4">
          <table:table-cell table:style-name="ce12" office:value-type="string" calcext:value-type="string">
            <text:p>Does the project release software?</text:p>
          </table:table-cell>
          <table:table-cell office:value-type="string" calcext:value-type="string">
            <text:p>Does your project do versioned releases? What is the versioning scheme?</text:p>
          </table:table-cell>
          <table:table-cell table:number-columns-repeated="1022"/>
        </table:table-row>
        <table:table-row table:style-name="ro4">
          <table:table-cell table:style-name="ce12" office:value-type="string" calcext:value-type="string">
            <text:p>Has it done a release?</text:p>
          </table:table-cell>
          <table:table-cell office:value-type="string" calcext:value-type="string">
            <text:p>Does your project do releases?</text:p>
          </table:table-cell>
          <table:table-cell table:number-columns-repeated="1022"/>
        </table:table-row>
        <table:table-row table:style-name="ro4">
          <table:table-cell table:style-name="ce12" office:value-type="string" calcext:value-type="string">
            <text:p>What other types of artifacts are released?</text:p>
          </table:table-cell>
          <table:table-cell office:value-type="string" calcext:value-type="string">
            <text:p>Does your project only link releases as attachments in web forum posts? Mailing lists?</text:p>
          </table:table-cell>
          <table:table-cell/>
          <table:table-cell table:style-name="ce32" office:value-type="string" calcext:value-type="string">
            <text:p>Deprecate? Update?</text:p>
          </table:table-cell>
          <table:table-cell table:number-columns-repeated="1020"/>
        </table:table-row>
        <table:table-row table:style-name="ro4">
          <table:table-cell table:style-name="ce12" office:value-type="string" calcext:value-type="string">
            <text:p>What type of development cycle/model are you striving for?</text:p>
          </table:table-cell>
          <table:table-cell office:value-type="string" calcext:value-type="string">
            <text:p>What formats do you release as? Compressed archives, packages, images, etc.</text:p>
          </table:table-cell>
          <table:table-cell table:number-columns-repeated="1022"/>
        </table:table-row>
        <table:table-row table:style-name="ro4">
          <table:table-cell table:style-name="ce14"/>
          <table:table-cell office:value-type="string" calcext:value-type="string">
            <office:annotation draw:style-name="gr1" draw:text-style-name="P2" svg:width="4.4528in" svg:height="1.6343in" svg:x="11.1909in" svg:y="0.9795in" draw:caption-point-x="-0.1602in" draw:caption-point-y="-0.0173in">
              <dc:date>2020-12-12T00:00:00</dc:date>
              <text:p text:style-name="P1"><text:span text:style-name="T1">Rethink or expand this question to do a more nuanced check, so that </text:span><text:span text:style-name="T1">it's first identifying the release artifact (image, package, container, </text:span><text:span text:style-name="T1">document, library, etc.) and what way is it bundled/packaged &amp; </text:span><text:span text:style-name="T1">delivered.</text:span></text:p>
              <text:p text:style-name="P1"><text:span text:style-name="T1"/></text:p>
              <text:p text:style-name="P1"><text:span text:style-name="T1">This arose around Patternfly, which uses NPM for delivering it's </text:span><text:span text:style-name="T1">Javascript library magic to the world; that's simply how it's done in that </text:span><text:span text:style-name="T1">ecosystem. <text:s/>There is Maven for Java, CRI for containers, RPM/Deb for </text:span><text:span text:style-name="T1">packages, etc. etc.</text:span></text:p>
              <text:p text:style-name="P1"><text:span text:style-name="T1"><text:tab/></text:span><text:span text:style-name="T1">-Karsten Wade</text:span></text:p>
            </office:annotation>
            <text:p>Does your release unpack into a versioned top-level directory (e.g., glibc-2.4.2/)?</text:p>
          </table:table-cell>
          <table:table-cell/>
          <table:table-cell table:style-name="ce32" office:value-type="string" calcext:value-type="string">
            <text:p>Deprecate? Update?</text:p>
          </table:table-cell>
          <table:table-cell table:number-columns-repeated="1020"/>
        </table:table-row>
        <table:table-row table:style-name="ro4">
          <table:table-cell table:style-name="ce14"/>
          <table:table-cell office:value-type="string" calcext:value-type="string">
            <text:p>Does your release unpack into a top-level directory (e.g., glibc/)?</text:p>
          </table:table-cell>
          <table:table-cell/>
          <table:table-cell table:style-name="ce32" office:value-type="string" calcext:value-type="string">
            <text:p>Deprecate? Update?</text:p>
          </table:table-cell>
          <table:table-cell table:number-columns-repeated="1020"/>
        </table:table-row>
        <table:table-row table:style-name="ro4">
          <table:table-cell table:style-name="ce14"/>
          <table:table-cell office:value-type="string" calcext:value-type="string">
            <text:p>Does your release unpack into many directories (e.g., home/johndoe/glibc-svn/tarball/glibc/src/)?</text:p>
          </table:table-cell>
          <table:table-cell/>
          <table:table-cell table:style-name="ce32" office:value-type="string" calcext:value-type="string">
            <text:p>Deprecate? Update?</text:p>
          </table:table-cell>
          <table:table-cell table:number-columns-repeated="1020"/>
        </table:table-row>
        <table:table-row table:style-name="ro10">
          <table:table-cell/>
          <table:table-cell office:value-type="string" calcext:value-type="string">
            <text:p>Does the project use a CI/CD environment?</text:p>
          </table:table-cell>
          <table:table-cell table:number-columns-repeated="1022"/>
        </table:table-row>
        <table:table-row table:style-name="ro10">
          <table:table-cell/>
          <table:table-cell office:value-type="string" calcext:value-type="string">
            <office:annotation draw:style-name="gr1" draw:text-style-name="P2" svg:width="4.4528in" svg:height="1.6343in" svg:x="11.1909in" svg:y="1.7327in" draw:caption-point-x="-0.1602in" draw:caption-point-y="-0.0177in">
              <dc:date>2020-12-12T00:00:00</dc:date>
              <text:p text:style-name="P1"><text:span text:style-name="T1">This question is ambiguous but it's hard to know if there is a way to ask it more quantifiably ... this is one that calls for (MUST) notes</text:span></text:p>
              <text:p text:style-name="P1"><text:span text:style-name="T1"><text:tab/></text:span><text:span text:style-name="T1">-Karsten Wade</text:span></text:p>
              <text:p text:style-name="P1"><text:span text:style-name="T1">There is automation in the devel/test process, builds can be fully automated, but typically the actual release process has manual steps. But not always, YMMV, etc. Is it worth us digging deep enough to determine the last steps/mile? Sometimes it's documented, sometimes not. Is that a documentation concern or a release management concern? I've been operating as if the release docs are RM concern.</text:span></text:p>
              <text:p text:style-name="P1"><text:span text:style-name="T1"><text:tab/></text:span><text:span text:style-name="T1">-Karsten Wade</text:span></text:p>
            </office:annotation>
            <text:p>How much automation is in place?</text:p>
          </table:table-cell>
          <table:table-cell table:number-columns-repeated="1022"/>
        </table:table-row>
        <table:table-row table:style-name="ro4">
          <table:table-cell/>
          <table:table-cell table:style-name="ce14"/>
          <table:table-cell table:number-columns-repeated="1022"/>
        </table:table-row>
        <table:table-row table:style-name="ro11" table:number-rows-repeated="1048564">
          <table:table-cell table:number-columns-repeated="1024"/>
        </table:table-row>
        <table:table-row table:style-name="ro11">
          <table:table-cell table:number-columns-repeated="1024"/>
        </table:table-row>
      </table:table>
      <table:table table:name="Activity"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6" table:number-columns-repeated="1020" table:default-cell-style-name="Default"/>
        <table:table-row table:style-name="ro1">
          <table:table-cell table:style-name="ce8" office:value-type="string" calcext:value-type="string">
            <text:p>Main Question</text:p>
          </table:table-cell>
          <table:table-cell table:style-name="ce34" office:value-type="string" calcext:value-type="string">
            <text:p>Detailed Question</text:p>
          </table:table-cell>
          <table:table-cell table:style-name="ce30" office:value-type="string" calcext:value-type="string">
            <text:p>Answer</text:p>
          </table:table-cell>
          <table:table-cell table:style-name="ce30" office:value-type="string" calcext:value-type="string">
            <text:p>Notes</text:p>
          </table:table-cell>
          <table:table-cell table:style-name="ce3" table:number-columns-repeated="22"/>
          <table:table-cell table:number-columns-repeated="998"/>
        </table:table-row>
        <table:table-row table:style-name="ro9">
          <table:table-cell table:style-name="ce3" office:value-type="string" calcext:value-type="string">
            <text:p>What are the release activity data?</text:p>
          </table:table-cell>
          <table:table-cell office:value-type="string" calcext:value-type="string">
            <text:p>Age of most recent release</text:p>
          </table:table-cell>
          <table:table-cell table:style-name="ce3" table:number-columns-repeated="24"/>
          <table:table-cell table:number-columns-repeated="998"/>
        </table:table-row>
        <table:table-row table:style-name="ro9">
          <table:table-cell table:style-name="ce3" office:value-type="string" calcext:value-type="string">
            <text:p>What is the commits activity?</text:p>
          </table:table-cell>
          <table:table-cell office:value-type="string" calcext:value-type="string">
            <text:p>Percentage of committers by dominant domain name</text:p>
          </table:table-cell>
          <table:table-cell table:style-name="ce3" table:number-columns-repeated="24"/>
          <table:table-cell table:number-columns-repeated="998"/>
        </table:table-row>
        <table:table-row table:style-name="ro4">
          <table:table-cell table:style-name="ce3"/>
          <table:table-cell office:value-type="string" calcext:value-type="string">
            <text:p>Percentage of commits by dominant domain name</text:p>
          </table:table-cell>
          <table:table-cell table:style-name="ce3" table:number-columns-repeated="24"/>
          <table:table-cell table:number-columns-repeated="998"/>
        </table:table-row>
        <table:table-row table:style-name="ro4">
          <table:table-cell table:style-name="ce3"/>
          <table:table-cell office:value-type="string" calcext:value-type="string">
            <text:p>Unique email address domains</text:p>
          </table:table-cell>
          <table:table-cell table:style-name="ce3" table:number-columns-repeated="24"/>
          <table:table-cell table:number-columns-repeated="998"/>
        </table:table-row>
        <table:table-row table:style-name="ro4">
          <table:table-cell table:style-name="ce3"/>
          <table:table-cell office:value-type="string" calcext:value-type="string">
            <text:p>Unique committers</text:p>
          </table:table-cell>
          <table:table-cell table:style-name="ce3" table:number-columns-repeated="24"/>
          <table:table-cell table:number-columns-repeated="998"/>
        </table:table-row>
        <table:table-row table:style-name="ro9">
          <table:table-cell table:style-name="ce3" office:value-type="string" calcext:value-type="string">
            <text:p>What is the bug reports activity?</text:p>
          </table:table-cell>
          <table:table-cell office:value-type="string" calcext:value-type="string">
            <text:p>Percentage of bug reporters by dominant domain name</text:p>
          </table:table-cell>
          <table:table-cell table:style-name="ce3" table:number-columns-repeated="24"/>
          <table:table-cell table:number-columns-repeated="998"/>
        </table:table-row>
        <table:table-row table:style-name="ro4">
          <table:table-cell table:style-name="ce3"/>
          <table:table-cell office:value-type="string" calcext:value-type="string">
            <text:p>Percentage of bug reports by dominant domain name</text:p>
          </table:table-cell>
          <table:table-cell table:style-name="ce3" table:number-columns-repeated="24"/>
          <table:table-cell table:number-columns-repeated="998"/>
        </table:table-row>
        <table:table-row table:style-name="ro4">
          <table:table-cell table:style-name="ce3"/>
          <table:table-cell office:value-type="string" calcext:value-type="string">
            <text:p>Unique bug reporter domains</text:p>
          </table:table-cell>
          <table:table-cell table:style-name="ce3" table:number-columns-repeated="24"/>
          <table:table-cell table:number-columns-repeated="998"/>
        </table:table-row>
        <table:table-row table:style-name="ro9">
          <table:table-cell table:style-name="ce3" office:value-type="string" calcext:value-type="string">
            <text:p>What is the events and meeting activity?</text:p>
          </table:table-cell>
          <table:table-cell office:value-type="string" calcext:value-type="string">
            <text:p>Events per month</text:p>
          </table:table-cell>
          <table:table-cell table:style-name="ce3" table:number-columns-repeated="24"/>
          <table:table-cell table:number-columns-repeated="998"/>
        </table:table-row>
        <table:table-row table:style-name="ro4">
          <table:table-cell table:style-name="ce3"/>
          <table:table-cell office:value-type="string" calcext:value-type="string">
            <text:p>Longest interval between events</text:p>
          </table:table-cell>
          <table:table-cell table:style-name="ce3" table:number-columns-repeated="24"/>
          <table:table-cell table:number-columns-repeated="998"/>
        </table:table-row>
        <table:table-row table:style-name="ro9">
          <table:table-cell table:style-name="ce3" office:value-type="string" calcext:value-type="string">
            <text:p>What is the mailing lists activity?</text:p>
          </table:table-cell>
          <table:table-cell office:value-type="string" calcext:value-type="string">
            <text:p>Percentage of mailing list posts by dominant domain name</text:p>
          </table:table-cell>
          <table:table-cell table:style-name="ce3" table:number-columns-repeated="24"/>
          <table:table-cell table:number-columns-repeated="998"/>
        </table:table-row>
        <table:table-row table:style-name="ro4">
          <table:table-cell table:style-name="ce3"/>
          <table:table-cell office:value-type="string" calcext:value-type="string">
            <text:p>Percentage of mailing list threads by dominant domain name</text:p>
          </table:table-cell>
          <table:table-cell table:style-name="ce3" table:number-columns-repeated="24"/>
          <table:table-cell table:number-columns-repeated="998"/>
        </table:table-row>
        <table:table-row table:style-name="ro4">
          <table:table-cell table:style-name="ce3"/>
          <table:table-cell office:value-type="string" calcext:value-type="string">
            <text:p>Unique email address domains</text:p>
          </table:table-cell>
          <table:table-cell table:style-name="ce3" table:number-columns-repeated="24"/>
          <table:table-cell table:number-columns-repeated="998"/>
        </table:table-row>
        <table:table-row table:style-name="ro4">
          <table:table-cell table:number-columns-repeated="2"/>
          <table:table-cell table:style-name="ce3" table:number-columns-repeated="24"/>
          <table:table-cell table:number-columns-repeated="998"/>
        </table:table-row>
        <table:table-row table:style-name="ro4">
          <table:table-cell table:style-name="ce3"/>
          <table:table-cell/>
          <table:table-cell table:style-name="ce3" table:number-columns-repeated="24"/>
          <table:table-cell table:number-columns-repeated="998"/>
        </table:table-row>
        <table:table-row table:style-name="ro4" table:number-rows-repeated="984">
          <table:table-cell table:style-name="ce3"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table:table>
      <table:table table:name="Documentation" table:style-name="ta5">
        <table:table-column table:style-name="co15" table:default-cell-style-name="Default"/>
        <table:table-column table:style-name="co16" table:default-cell-style-name="Default"/>
        <table:table-column table:style-name="co17" table:default-cell-style-name="Default"/>
        <table:table-column table:style-name="co14" table:default-cell-style-name="Default"/>
        <table:table-column table:style-name="co6" table:number-columns-repeated="1020" table:default-cell-style-name="Default"/>
        <table:table-row table:style-name="ro4">
          <table:table-cell table:style-name="ce8" office:value-type="string" calcext:value-type="string">
            <text:p>Main Question</text:p>
          </table:table-cell>
          <table:table-cell table:style-name="ce35" office:value-type="string" calcext:value-type="string">
            <text:p>Detailed Question</text:p>
          </table:table-cell>
          <table:table-cell table:style-name="ce30" office:value-type="string" calcext:value-type="string">
            <text:p>Answer</text:p>
          </table:table-cell>
          <table:table-cell table:style-name="ce30" office:value-type="string" calcext:value-type="string">
            <text:p>Notes</text:p>
          </table:table-cell>
          <table:table-cell table:number-columns-repeated="1020"/>
        </table:table-row>
        <table:table-row table:style-name="ro4">
          <table:table-cell table:style-name="ce12" office:value-type="string" calcext:value-type="string">
            <text:p>What is the overall quality of the documentation?</text:p>
          </table:table-cell>
          <table:table-cell office:value-type="string" calcext:value-type="string">
            <text:p>What is the audience of the quickstart guide and/or download?</text:p>
          </table:table-cell>
          <table:table-cell table:number-columns-repeated="1022"/>
        </table:table-row>
        <table:table-row table:style-name="ro4">
          <table:table-cell table:style-name="ce12" office:value-type="string" calcext:value-type="string">
            <text:p>How is documentation created?</text:p>
          </table:table-cell>
          <table:table-cell office:value-type="string" calcext:value-type="string">
            <text:p>Is there documentation for new users?</text:p>
          </table:table-cell>
          <table:table-cell table:number-columns-repeated="1022"/>
        </table:table-row>
        <table:table-row table:style-name="ro4">
          <table:table-cell table:style-name="ce12" office:value-type="string" calcext:value-type="string">
            <text:p>Who creates the documentation?</text:p>
          </table:table-cell>
          <table:table-cell office:value-type="string" calcext:value-type="string">
            <text:p>Is there documentation for installation?</text:p>
          </table:table-cell>
          <table:table-cell table:number-columns-repeated="1022"/>
        </table:table-row>
        <table:table-row table:style-name="ro4">
          <table:table-cell table:style-name="ce14"/>
          <table:table-cell office:value-type="string" calcext:value-type="string">
            <text:p>Is there documentation for source-code compilation?</text:p>
          </table:table-cell>
          <table:table-cell table:number-columns-repeated="1022"/>
        </table:table-row>
        <table:table-row table:style-name="ro4">
          <table:table-cell table:style-name="ce14"/>
          <table:table-cell office:value-type="string" calcext:value-type="string">
            <text:p>Is there a changelog?</text:p>
          </table:table-cell>
          <table:table-cell table:number-columns-repeated="1022"/>
        </table:table-row>
        <table:table-row table:style-name="ro4">
          <table:table-cell table:style-name="ce14"/>
          <table:table-cell office:value-type="string" calcext:value-type="string">
            <text:p>Are there examples of use cases?</text:p>
          </table:table-cell>
          <table:table-cell table:number-columns-repeated="1022"/>
        </table:table-row>
        <table:table-row table:style-name="ro4">
          <table:table-cell table:style-name="ce12" office:value-type="string" calcext:value-type="string">
            <text:p>Are common community processes documented?</text:p>
          </table:table-cell>
          <table:table-cell table:number-columns-repeated="1023"/>
        </table:table-row>
        <table:table-row table:style-name="ro11" table:number-rows-repeated="1048567">
          <table:table-cell table:number-columns-repeated="1024"/>
        </table:table-row>
        <table:table-row table:style-name="ro11">
          <table:table-cell table:number-columns-repeated="1024"/>
        </table:table-row>
      </table:table>
      <table:table table:name="Code Quality" table:style-name="ta6">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1020" table:default-cell-style-name="Default"/>
        <table:table-row table:style-name="ro4">
          <table:table-cell table:style-name="ce8" office:value-type="string" calcext:value-type="string">
            <text:p>Main Question</text:p>
          </table:table-cell>
          <table:table-cell table:style-name="ce8" office:value-type="string" calcext:value-type="string">
            <text:p>Detailed Question</text:p>
          </table:table-cell>
          <table:table-cell table:style-name="ce30" office:value-type="string" calcext:value-type="string">
            <text:p>Answer</text:p>
          </table:table-cell>
          <table:table-cell table:style-name="ce30" office:value-type="string" calcext:value-type="string">
            <text:p>Notes</text:p>
          </table:table-cell>
          <table:table-cell table:number-columns-repeated="1020"/>
        </table:table-row>
        <table:table-row table:style-name="ro4">
          <table:table-cell table:style-name="ce12" office:value-type="string" calcext:value-type="string">
            <text:p>What is the overall quality of the code?</text:p>
          </table:table-cell>
          <table:table-cell office:value-type="string" calcext:value-type="string">
            <text:p>Bugs per KLOC</text:p>
          </table:table-cell>
          <table:table-cell table:number-columns-repeated="1022"/>
        </table:table-row>
        <table:table-row table:style-name="ro4">
          <table:table-cell table:style-name="ce14"/>
          <table:table-cell office:value-type="string" calcext:value-type="string">
            <text:p>Ratio of bugs opened to bugs closed</text:p>
          </table:table-cell>
          <table:table-cell table:number-columns-repeated="1022"/>
        </table:table-row>
        <table:table-row table:style-name="ro4">
          <table:table-cell table:style-name="ce14"/>
          <table:table-cell office:value-type="string" calcext:value-type="string">
            <text:p>Is the source code &gt; 100 MB? Compressed?</text:p>
          </table:table-cell>
          <table:table-cell table:number-columns-repeated="1022"/>
        </table:table-row>
        <table:table-row table:style-name="ro4">
          <table:table-cell table:style-name="ce14"/>
          <table:table-cell office:value-type="string" calcext:value-type="string">
            <text:p>Does the code only build static libraries?</text:p>
          </table:table-cell>
          <table:table-cell table:number-columns-repeated="1022"/>
        </table:table-row>
        <table:table-row table:style-name="ro4">
          <table:table-cell table:style-name="ce14"/>
          <table:table-cell office:value-type="string" calcext:value-type="string">
            <text:p>Does the code build shared libraries, but only unversioned ones?</text:p>
          </table:table-cell>
          <table:table-cell table:number-columns-repeated="1022"/>
        </table:table-row>
        <table:table-row table:style-name="ro4">
          <table:table-cell table:style-name="ce14"/>
          <table:table-cell office:value-type="string" calcext:value-type="string">
            <text:p>Does the source try to use system libraries if present?</text:p>
          </table:table-cell>
          <table:table-cell table:number-columns-repeated="1022"/>
        </table:table-row>
        <table:table-row table:style-name="ro4">
          <table:table-cell table:style-name="ce14"/>
          <table:table-cell office:value-type="string" calcext:value-type="string">
            <text:p>Does the Java code build native deliverables?</text:p>
          </table:table-cell>
          <table:table-cell table:number-columns-repeated="1022"/>
        </table:table-row>
        <table:table-row table:style-name="ro4">
          <table:table-cell table:style-name="ce14"/>
          <table:table-cell office:value-type="string" calcext:value-type="string">
            <text:p>How does the source handle bundling and dependencies on external code it depends on?</text:p>
          </table:table-cell>
          <table:table-cell table:number-columns-repeated="1022"/>
        </table:table-row>
        <table:table-row table:style-name="ro4">
          <table:table-cell table:style-name="ce14"/>
          <table:table-cell office:value-type="string" calcext:value-type="string">
            <text:p>Can your source code be built without first building the bundled code bits?</text:p>
          </table:table-cell>
          <table:table-cell table:number-columns-repeated="1022"/>
        </table:table-row>
        <table:table-row table:style-name="ro4">
          <table:table-cell table:style-name="ce14"/>
          <table:table-cell office:value-type="string" calcext:value-type="string">
            <text:p>Have you modified those other bundled code bits?</text:p>
          </table:table-cell>
          <table:table-cell table:number-columns-repeated="1022"/>
        </table:table-row>
        <table:table-row table:style-name="ro4">
          <table:table-cell table:style-name="ce14"/>
          <table:table-cell office:value-type="string" calcext:value-type="string">
            <text:p>What is the rate of changing programming languages and/or build tools?</text:p>
          </table:table-cell>
          <table:table-cell table:number-columns-repeated="1022"/>
        </table:table-row>
        <table:table-row table:style-name="ro11" table:number-rows-repeated="1048563">
          <table:table-cell table:number-columns-repeated="1024"/>
        </table:table-row>
        <table:table-row table:style-name="ro11">
          <table:table-cell table:number-columns-repeated="1024"/>
        </table:table-row>
      </table:table>
      <table:table table:name="Outreach" table:style-name="ta7">
        <table:table-column table:style-name="co22" table:default-cell-style-name="Default"/>
        <table:table-column table:style-name="co23" table:default-cell-style-name="Default"/>
        <table:table-column table:style-name="co20" table:default-cell-style-name="Default"/>
        <table:table-column table:style-name="co24" table:default-cell-style-name="Default"/>
        <table:table-column table:style-name="co6" table:number-columns-repeated="1020" table:default-cell-style-name="Default"/>
        <table:table-row table:style-name="ro4">
          <table:table-cell table:style-name="ce8" office:value-type="string" calcext:value-type="string">
            <text:p>Main Question</text:p>
          </table:table-cell>
          <table:table-cell table:style-name="ce8" office:value-type="string" calcext:value-type="string">
            <text:p>Detailed Question</text:p>
          </table:table-cell>
          <table:table-cell table:style-name="ce30" office:value-type="string" calcext:value-type="string">
            <text:p>Answer</text:p>
          </table:table-cell>
          <table:table-cell table:style-name="ce30" office:value-type="string" calcext:value-type="string">
            <text:p>Notes</text:p>
          </table:table-cell>
          <table:table-cell table:number-columns-repeated="1020"/>
        </table:table-row>
        <table:table-row table:style-name="ro4">
          <table:table-cell table:style-name="ce12" office:value-type="string" calcext:value-type="string">
            <text:p>What are the downloads data?</text:p>
          </table:table-cell>
          <table:table-cell office:value-type="string" calcext:value-type="string">
            <text:p>Download Frequency</text:p>
          </table:table-cell>
          <table:table-cell table:number-columns-repeated="1022"/>
        </table:table-row>
        <table:table-row table:style-name="ro4">
          <table:table-cell table:style-name="ce12" office:value-type="string" calcext:value-type="string">
            <text:p>What are the blogs data?</text:p>
          </table:table-cell>
          <table:table-cell office:value-type="string" calcext:value-type="string">
            <text:p>Number of posts per month</text:p>
          </table:table-cell>
          <table:table-cell table:number-columns-repeated="1022"/>
        </table:table-row>
        <table:table-row table:style-name="ro4">
          <table:table-cell table:style-name="ce14"/>
          <table:table-cell office:value-type="string" calcext:value-type="string">
            <text:p>Shortest interval between blog posts</text:p>
          </table:table-cell>
          <table:table-cell table:number-columns-repeated="1022"/>
        </table:table-row>
        <table:table-row table:style-name="ro4">
          <table:table-cell table:style-name="ce14"/>
          <table:table-cell office:value-type="string" calcext:value-type="string">
            <text:p>Longest interval between blog posts</text:p>
          </table:table-cell>
          <table:table-cell table:number-columns-repeated="1022"/>
        </table:table-row>
        <table:table-row table:style-name="ro4">
          <table:table-cell table:style-name="ce12" office:value-type="string" calcext:value-type="string">
            <text:p>What are the social media data?</text:p>
          </table:table-cell>
          <table:table-cell office:value-type="string" calcext:value-type="string">
            <text:p>Accounts present</text:p>
          </table:table-cell>
          <table:table-cell table:number-columns-repeated="1022"/>
        </table:table-row>
        <table:table-row table:style-name="ro4">
          <table:table-cell table:style-name="ce14"/>
          <table:table-cell office:value-type="string" calcext:value-type="string">
            <text:p>Frequency of updates</text:p>
          </table:table-cell>
          <table:table-cell table:number-columns-repeated="1022"/>
        </table:table-row>
        <table:table-row table:style-name="ro4">
          <table:table-cell table:style-name="ce14"/>
          <table:table-cell office:value-type="string" calcext:value-type="string">
            <text:p>Level of interactivity on channels</text:p>
          </table:table-cell>
          <table:table-cell table:number-columns-repeated="1022"/>
        </table:table-row>
        <table:table-row table:style-name="ro4">
          <table:table-cell table:style-name="ce12" office:value-type="string" calcext:value-type="string">
            <text:p>What are the events data?</text:p>
          </table:table-cell>
          <table:table-cell office:value-type="string" calcext:value-type="string">
            <text:p>Events per month</text:p>
          </table:table-cell>
          <table:table-cell table:number-columns-repeated="1022"/>
        </table:table-row>
        <table:table-row table:style-name="ro4">
          <table:table-cell table:style-name="ce14"/>
          <table:table-cell office:value-type="string" calcext:value-type="string">
            <text:p>Is there an events website/presence?</text:p>
          </table:table-cell>
          <table:table-cell table:number-columns-repeated="1022"/>
        </table:table-row>
        <table:table-row table:style-name="ro4">
          <table:table-cell table:style-name="ce14"/>
          <table:table-cell office:value-type="string" calcext:value-type="string">
            <text:p>Is it well organized &amp; informative?</text:p>
          </table:table-cell>
          <table:table-cell table:number-columns-repeated="1022"/>
        </table:table-row>
        <table:table-row table:style-name="ro4">
          <table:table-cell table:style-name="ce12" office:value-type="string" calcext:value-type="string">
            <text:p>What are the communication data?</text:p>
          </table:table-cell>
          <table:table-cell office:value-type="string" calcext:value-type="string">
            <text:p>Where does your project announce releases? E.g. blog, mailing list, social media, press release, etc.</text:p>
          </table:table-cell>
          <table:table-cell table:number-columns-repeated="1022"/>
        </table:table-row>
        <table:table-row table:style-name="ro7">
          <table:table-cell table:style-name="ce3" office:value-type="string" calcext:value-type="string">
            <text:p>What are the communication channels the project uses, in what priority?</text:p>
          </table:table-cell>
          <table:table-cell table:number-columns-repeated="1023"/>
        </table:table-row>
        <table:table-row table:style-name="ro11" table:number-rows-repeated="1048562">
          <table:table-cell table:number-columns-repeated="1024"/>
        </table:table-row>
        <table:table-row table:style-name="ro11">
          <table:table-cell table:number-columns-repeated="1024"/>
        </table:table-row>
      </table:table>
      <table:table table:name="License" table:style-name="ta8">
        <table:table-column table:style-name="co25" table:default-cell-style-name="Default"/>
        <table:table-column table:style-name="co26" table:default-cell-style-name="Default"/>
        <table:table-column table:style-name="co17" table:default-cell-style-name="Default"/>
        <table:table-column table:style-name="co27" table:default-cell-style-name="Default"/>
        <table:table-column table:style-name="co6" table:number-columns-repeated="1020" table:default-cell-style-name="Default"/>
        <table:table-row table:style-name="ro4">
          <table:table-cell table:style-name="ce8" office:value-type="string" calcext:value-type="string">
            <text:p>Main Question</text:p>
          </table:table-cell>
          <table:table-cell table:style-name="ce8" office:value-type="string" calcext:value-type="string">
            <text:p>Detailed Question</text:p>
          </table:table-cell>
          <table:table-cell table:style-name="ce30" office:value-type="string" calcext:value-type="string">
            <text:p>Answer</text:p>
          </table:table-cell>
          <table:table-cell table:style-name="ce30" office:value-type="string" calcext:value-type="string">
            <text:p>Notes</text:p>
          </table:table-cell>
          <table:table-cell table:number-columns-repeated="1020"/>
        </table:table-row>
        <table:table-row table:style-name="ro4">
          <table:table-cell table:style-name="ce12" office:value-type="string" calcext:value-type="string">
            <text:p>What kind of license does the project have?</text:p>
          </table:table-cell>
          <table:table-cell office:value-type="string" calcext:value-type="string">
            <text:p>Does your code have a license?</text:p>
          </table:table-cell>
          <table:table-cell table:number-columns-repeated="1022"/>
        </table:table-row>
        <table:table-row table:style-name="ro4">
          <table:table-cell table:style-name="ce14"/>
          <table:table-cell office:value-type="string" calcext:value-type="string">
            <office:annotation draw:style-name="gr2" draw:text-style-name="P2" svg:width="4.4528in" svg:height="0.5937in" svg:x="7.652in" svg:y="0.7059in" draw:caption-point-x="-0.1602in" draw:caption-point-y="-0.3189in">
              <dc:date>2020-12-12T00:00:00</dc:date>
              <text:p text:style-name="P1"><text:span text:style-name="T1">We should clarify that a CLA is anti-pattern, and search for and </text:span><text:span text:style-name="T1">recommend contributor agreements as per the Fedora model.</text:span></text:p>
              <text:p text:style-name="P1"><text:span text:style-name="T1"><text:tab/></text:span><text:span text:style-name="T1">-Karsten Wade</text:span></text:p>
            </office:annotation>
            <text:p>Does it need a contributor licensing statement or agreement?</text:p>
          </table:table-cell>
          <table:table-cell table:number-columns-repeated="1022"/>
        </table:table-row>
        <table:table-row table:style-name="ro4">
          <table:table-cell table:style-name="ce14"/>
          <table:table-cell office:value-type="string" calcext:value-type="string">
            <text:p>Does it have an OSI approved open source license?</text:p>
          </table:table-cell>
          <table:table-cell table:number-columns-repeated="1022"/>
        </table:table-row>
        <table:table-row table:style-name="ro4">
          <table:table-cell table:style-name="ce14"/>
          <table:table-cell office:value-type="string" calcext:value-type="string">
            <text:p>Does your code have per-file licensing?</text:p>
          </table:table-cell>
          <table:table-cell table:number-columns-repeated="1022"/>
        </table:table-row>
        <table:table-row table:style-name="ro4">
          <table:table-cell table:style-name="ce14"/>
          <table:table-cell office:value-type="string" calcext:value-type="string">
            <text:p>Does your code contain inherent license incompatibilities?</text:p>
          </table:table-cell>
          <table:table-cell table:number-columns-repeated="1022"/>
        </table:table-row>
        <table:table-row table:style-name="ro4">
          <table:table-cell table:style-name="ce14"/>
          <table:table-cell office:value-type="string" calcext:value-type="string">
            <text:p>Does your code have any notice of licensing intent?</text:p>
          </table:table-cell>
          <table:table-cell table:number-columns-repeated="1022"/>
        </table:table-row>
        <table:table-row table:style-name="ro4">
          <table:table-cell table:style-name="ce14"/>
          <table:table-cell office:value-type="string" calcext:value-type="string">
            <text:p>Does your code include a copy of the license text?</text:p>
          </table:table-cell>
          <table:table-cell table:number-columns-repeated="1022"/>
        </table:table-row>
        <table:table-row table:style-name="ro10">
          <table:table-cell/>
          <table:table-cell office:value-type="string" calcext:value-type="string">
            <text:p>Does your project have a GDPR policy/process posted publicly?</text:p>
          </table:table-cell>
          <table:table-cell table:number-columns-repeated="1022"/>
        </table:table-row>
        <table:table-row table:style-name="ro11" table:number-rows-repeated="1048566">
          <table:table-cell table:number-columns-repeated="1024"/>
        </table:table-row>
        <table:table-row table:style-name="ro11">
          <table:table-cell table:number-columns-repeated="1024"/>
        </table:table-row>
      </table:table>
      <table:table table:name="Health Percentage" table:style-name="ta9">
        <table:table-column table:style-name="co6" table:default-cell-style-name="Default"/>
        <table:table-column table:style-name="co28" table:default-cell-style-name="Default"/>
        <table:table-column table:style-name="co6" table:number-columns-repeated="1022" table:default-cell-style-name="Default"/>
        <table:table-row table:style-name="ro11">
          <table:table-cell table:number-columns-repeated="1024"/>
        </table:table-row>
        <table:table-row table:style-name="ro4">
          <table:table-cell/>
          <table:table-cell table:style-name="ce12" office:value-type="string" calcext:value-type="string">
            <text:p>Infrastructure</text:p>
          </table:table-cell>
          <table:table-cell table:style-name="ce17" table:formula="of:=1-COUNTIF([$Structure.E2:$Structure.E20];&quot;Needs Improvement&quot;)/COUNTA([$Structure.E2:$Structure.E20])" office:value-type="string" office:string-value="" calcext:value-type="error">
            <text:p>#DIV/0!</text:p>
          </table:table-cell>
          <table:table-cell table:number-columns-repeated="1021"/>
        </table:table-row>
        <table:table-row table:style-name="ro4">
          <table:table-cell/>
          <table:table-cell table:style-name="ce12" office:value-type="string" calcext:value-type="string">
            <text:p>Release Management</text:p>
          </table:table-cell>
          <table:table-cell table:style-name="ce18" table:formula="of:=1-COUNTIF([$'Release Management'.E2:$'Release Management'.E10];&quot;Needs Improvement&quot;)/COUNTA([$'Release Management'.E2:$'Release Management'.E10])" office:value-type="string" office:string-value="" calcext:value-type="error">
            <text:p>#DIV/0!</text:p>
          </table:table-cell>
          <table:table-cell table:number-columns-repeated="1021"/>
        </table:table-row>
        <table:table-row table:style-name="ro4">
          <table:table-cell/>
          <table:table-cell table:style-name="ce12" office:value-type="string" calcext:value-type="string">
            <text:p>Activity</text:p>
          </table:table-cell>
          <table:table-cell table:style-name="ce18" table:formula="of:=1-COUNTIF([$Activity.E2:$Activity.E14];&quot;Needs Improvement&quot;)/COUNTA([$Activity.E2:$Activity.E14])" office:value-type="string" office:string-value="" calcext:value-type="error">
            <text:p>#DIV/0!</text:p>
          </table:table-cell>
          <table:table-cell table:number-columns-repeated="1021"/>
        </table:table-row>
        <table:table-row table:style-name="ro4">
          <table:table-cell/>
          <table:table-cell table:style-name="ce12" office:value-type="string" calcext:value-type="string">
            <text:p>Documentation</text:p>
          </table:table-cell>
          <table:table-cell table:style-name="ce18" table:formula="of:=1-COUNTIF([$Documentation.E2:$Documentation.E9];&quot;Needs Improvement&quot;)/COUNTA([$Documentation.E2:$Documentation.E9])" office:value-type="string" office:string-value="" calcext:value-type="error">
            <text:p>#DIV/0!</text:p>
          </table:table-cell>
          <table:table-cell table:number-columns-repeated="1021"/>
        </table:table-row>
        <table:table-row table:style-name="ro4">
          <table:table-cell/>
          <table:table-cell table:style-name="ce12" office:value-type="string" calcext:value-type="string">
            <text:p>Code Quality</text:p>
          </table:table-cell>
          <table:table-cell table:style-name="ce18" table:formula="of:=1-COUNTIF([$'Code Quality'.E2:$'Code Quality'.E12];&quot;Needs Improvement&quot;)/COUNTA([$'Code Quality'.E2:$'Code Quality'.E12])" office:value-type="string" office:string-value="" calcext:value-type="error">
            <text:p>#DIV/0!</text:p>
          </table:table-cell>
          <table:table-cell table:number-columns-repeated="1021"/>
        </table:table-row>
        <table:table-row table:style-name="ro4">
          <table:table-cell/>
          <table:table-cell table:style-name="ce12" office:value-type="string" calcext:value-type="string">
            <text:p>Outreach</text:p>
          </table:table-cell>
          <table:table-cell table:style-name="ce18" table:formula="of:=1-COUNTIF([$Outreach.E2:$Outreach.E13];&quot;Needs Improvement&quot;)/COUNTA([$Outreach.E2:$Outreach.E13])" office:value-type="string" office:string-value="" calcext:value-type="error">
            <text:p>#DIV/0!</text:p>
          </table:table-cell>
          <table:table-cell table:number-columns-repeated="1021"/>
        </table:table-row>
        <table:table-row table:style-name="ro4">
          <table:table-cell/>
          <table:table-cell table:style-name="ce12" office:value-type="string" calcext:value-type="string">
            <text:p>License</text:p>
          </table:table-cell>
          <table:table-cell table:style-name="ce18" table:formula="of:=1-COUNTIF([$License.E2:$License.E8];&quot;Needs Improvement&quot;)/COUNTA([$License.E2:$License.E8])" office:value-type="string" office:string-value="" calcext:value-type="error">
            <text:p>#DIV/0!</text:p>
          </table:table-cell>
          <table:table-cell table:number-columns-repeated="1021"/>
        </table:table-row>
        <table:table-row table:style-name="ro4">
          <table:table-cell/>
          <table:table-cell table:style-name="ce14" table:number-columns-repeated="2"/>
          <table:table-cell table:number-columns-repeated="1021"/>
        </table:table-row>
        <table:table-row table:style-name="ro9">
          <table:table-cell/>
          <table:table-cell table:style-name="ce12" office:value-type="string" calcext:value-type="string">
            <text:p>Total</text:p>
          </table:table-cell>
          <table:table-cell table:style-name="ce19" table:formula="of:=AVERAGE([.C2:.C8])" office:value-type="string" office:string-value="" calcext:value-type="error">
            <text:p>#DIV/0!</text:p>
          </table:table-cell>
          <table:table-cell table:number-columns-repeated="1021"/>
        </table:table-row>
        <table:table-row table:style-name="ro11" table:number-rows-repeated="1048565">
          <table:table-cell table:number-columns-repeated="1024"/>
        </table:table-row>
        <table:table-row table:style-name="ro11">
          <table:table-cell table:number-columns-repeated="1024"/>
        </table:table-row>
        <calcext:conditional-formats>
          <calcext:conditional-format calcext:target-range-address="'Health Percentage'.C10:'Health Percentage'.C10">
            <calcext:condition calcext:apply-style-name="ConditionalStyle_1" calcext:value="&gt;=0.8" calcext:base-cell-address="'Health Percentage'.C10"/>
          </calcext:conditional-format>
          <calcext:conditional-format calcext:target-range-address="'Health Percentage'.C10:'Health Percentage'.C10">
            <calcext:condition calcext:apply-style-name="ConditionalStyle_2" calcext:value="&lt;0.8" calcext:base-cell-address="'Health Percentage'.C10"/>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4c7c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ltr" style:first-page-number="continue" loext: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3">00/00/0000</text:date>, <text:time style:data-style-name="N2" text:time-value="18:38:40.630867048">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Projects" style:display-name="PageStyle_Projects" style:page-layout-name="Mpm4">
      <style:header style:display="false"/>
      <style:header-left style:display="false"/>
      <style:footer style:display="false"/>
      <style:footer-left style:display="false"/>
    </style:master-page>
    <style:master-page style:name="PageStyle_5f_Infrastructure" style:display-name="PageStyle_Infrastructure" style:page-layout-name="Mpm4">
      <style:header style:display="false"/>
      <style:header-left style:display="false"/>
      <style:footer style:display="false"/>
      <style:footer-left style:display="false"/>
    </style:master-page>
    <style:master-page style:name="PageStyle_5f_Release_20_Management" style:display-name="PageStyle_Release Management" style:page-layout-name="Mpm4">
      <style:header style:display="false"/>
      <style:header-left style:display="false"/>
      <style:footer style:display="false"/>
      <style:footer-left style:display="false"/>
    </style:master-page>
    <style:master-page style:name="PageStyle_5f_Activity" style:display-name="PageStyle_Activity" style:page-layout-name="Mpm4">
      <style:header style:display="false"/>
      <style:header-left style:display="false"/>
      <style:footer style:display="false"/>
      <style:footer-left style:display="false"/>
    </style:master-page>
    <style:master-page style:name="PageStyle_5f_Documentation" style:display-name="PageStyle_Documentation" style:page-layout-name="Mpm4">
      <style:header style:display="false"/>
      <style:header-left style:display="false"/>
      <style:footer style:display="false"/>
      <style:footer-left style:display="false"/>
    </style:master-page>
    <style:master-page style:name="PageStyle_5f_Code_20_Quality" style:display-name="PageStyle_Code Quality" style:page-layout-name="Mpm4">
      <style:header style:display="false"/>
      <style:header-left style:display="false"/>
      <style:footer style:display="false"/>
      <style:footer-left style:display="false"/>
    </style:master-page>
    <style:master-page style:name="PageStyle_5f_Outreach" style:display-name="PageStyle_Outreach" style:page-layout-name="Mpm4">
      <style:header style:display="false"/>
      <style:header-left style:display="false"/>
      <style:footer style:display="false"/>
      <style:footer-left style:display="false"/>
    </style:master-page>
    <style:master-page style:name="PageStyle_5f_License" style:display-name="PageStyle_License" style:page-layout-name="Mpm4">
      <style:header style:display="false"/>
      <style:header-left style:display="false"/>
      <style:footer style:display="false"/>
      <style:footer-left style:display="false"/>
    </style:master-page>
    <style:master-page style:name="PageStyle_5f_Copy_20_of_20_Health_20_Percentage" style:display-name="PageStyle_Copy of Health Percent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0-12-13T09:30:21.022743188</dc:date>
    <meta:editing-duration>PT21M9S</meta:editing-duration>
    <meta:editing-cycles>2</meta:editing-cycles>
    <meta:document-statistic meta:table-count="9" meta:cell-count="260" meta:object-count="0"/>
  </office:meta>
</office:document-meta>
</file>